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Sans Pro" svg:font-family="'Source Sans Pro'"/>
    <style:font-face style:name="inherit" svg:font-family="inherit"/>
    <style:font-face style:name="var ff-mono" svg:font-family="'var ff-mono'"/>
  </office:font-face-decls>
  <office:automatic-styles>
    <style:style style:name="Table1" style:family="table">
      <style:table-properties style:width="5.3132in" table:align="left"/>
    </style:style>
    <style:style style:name="Table1.A" style:family="table-column">
      <style:table-column-properties style:column-width="0.4208in"/>
    </style:style>
    <style:style style:name="Table1.B" style:family="table-column">
      <style:table-column-properties style:column-width="4.892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fo:font-style="normal" fo:font-weight="normal" officeooo:rsid="001d2c91" officeooo:paragraph-rsid="001d2c91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tyle="normal" fo:font-weight="normal" officeooo:rsid="001d2c91" officeooo:paragraph-rsid="001d2c91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tyle="normal" fo:font-weight="normal" officeooo:rsid="001d2c91" officeooo:paragraph-rsid="001d2c91" fo:background-color="#ffff00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tyle="normal" fo:font-weight="normal" officeooo:rsid="0023ef44" officeooo:paragraph-rsid="0023ef44" fo:background-color="#ffff00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tyle="normal" fo:font-weight="normal" officeooo:rsid="00235ff9" officeooo:paragraph-rsid="00235ff9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tyle="normal" fo:font-weight="normal" officeooo:rsid="0023ef44" officeooo:paragraph-rsid="0023ef44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tyle="normal" fo:font-weight="normal" officeooo:rsid="0023ef44" officeooo:paragraph-rsid="0024d96e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tyle="normal" fo:font-weight="normal" officeooo:rsid="0023ef44" officeooo:paragraph-rsid="0025fc33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2pt" fo:font-style="normal" fo:font-weight="normal" officeooo:rsid="0023ef44" officeooo:paragraph-rsid="0023ef4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4963"/>
    </style:style>
    <style:style style:name="T3" style:family="text">
      <style:text-properties officeooo:rsid="0021157a"/>
    </style:style>
    <style:style style:name="T4" style:family="text">
      <style:text-properties officeooo:rsid="0024d96e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officeooo:rsid="00292b81"/>
    </style:style>
    <text:list-style style:name="L1">
      <text:list-level-style-bullet text:level="1" text:style-name="Bullet_20_Symbols" loext:num-list-format="%1%." style:num-suffix="." text:bullet-char="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udo find / -name *libOpenCL* <text:span text:style-name="T2">2&gt;/dev/null</text:span></text:h>
      <text:p text:style-name="P2"><text:span text:style-name="T3">usr/share/doc/ocl-icd-libopencl1/html/LibOpenCL.html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GPU</text:p>
          </table:table-cell>
          <table:table-cell table:style-name="Table1.A1" office:value-type="string">
            <text:p text:style-name="Table_20_Contents">• Arm Mali-G610 MP4 “Odin” GPU <text:line-break/>• Compatible with OpenGL ES1.1/2.0/3.2, OpenCL 2.2 and Vulkan 1.2 <text:line-break/>• 3D graphics engine and 2D graphics engine </text:p>
          </table:table-cell>
        </table:table-row>
      </table:table>
      <text:p text:style-name="P2"/>
      <text:p text:style-name="P3"><text:a xlink:type="simple" xlink:href="https://github.com/orangepi-xunlong" text:style-name="Internet_20_link" text:visited-style-name="Visited_20_Internet_20_Link"><text:span text:style-name="T5">https://github.com/orangepi-xunlong</text:span></text:a></text:p>
      <text:p text:style-name="P5">gpio-readall</text:p>
      <text:p text:style-name="P6">gpio mode 2 out</text:p>
      <text:p text:style-name="P8">gpio write 2 0</text:p>
      <text:p text:style-name="P7">gpio mode 2 <text:span text:style-name="T4">in</text:span></text:p>
      <text:p text:style-name="P6">gpio read <text:s/>2</text:p>
      <text:p text:style-name="P4">-lwiringPi</text:p>
      <text:p text:style-name="P4">-lwiringPiDev</text:p>
      <text:p text:style-name="P4"/>
      <text:p text:style-name="P4"/>
      <text:p text:style-name="P4"/>
      <text:p text:style-name="P4"><text:a xlink:type="simple" xlink:href="https://docs.khadas.com/products/sbc/vim4/applications/opencl" text:style-name="Internet_20_link" text:visited-style-name="Visited_20_Internet_20_Link">https://docs.khadas.com/products/sbc/vim4/applications/opencl</text:a></text:p>
      <text:p text:style-name="P4"/>
      <text:p text:style-name="P4">https://www.youtube.com/watch?v=DO_68Hjs2UI</text:p>
      <text:p text:style-name="P4">https://documen.tician.de/pyopencl/</text:p>
      <text:p text:style-name="P4"/>
      <text:p text:style-name="P4"/>
      <text:p text:style-name="P9">https://github.com/<text:span text:style-name="T6">mantiuk/opencl_examples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Sans Pro" svg:font-family="'Source Sans Pro'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4-06-25T14:24:40.373624298</dc:date>
    <meta:editing-duration>PT2H29M23S</meta:editing-duration>
    <meta:editing-cycles>27</meta:editing-cycles>
    <meta:document-statistic meta:table-count="1" meta:image-count="0" meta:object-count="0" meta:page-count="1" meta:paragraph-count="16" meta:word-count="55" meta:character-count="545" meta:non-whitespace-character-count="502"/>
  </office:meta>
</office:document-meta>
</file>